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c4d" officeooo:paragraph-rsid="000a8c4d"/>
    </style:style>
    <style:style style:name="P2" style:family="paragraph" style:parent-style-name="Standard">
      <style:text-properties officeooo:rsid="000a8c4d" officeooo:paragraph-rsid="000be8e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be8e6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e8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culating entropy for a single set:</text:p>
      <text:p text:style-name="P1">Entropy(set of x results)</text:p>
      <text:p text:style-name="P1">Entropy(y non favorable results,z favorable results)</text:p>
      <text:p text:style-name="P1">Entropy(y/x,z/x)</text:p>
      <text:p text:style-name="P1">-(y/x * log<text:span text:style-name="T1">2</text:span><text:span text:style-name="T3">y/x) – (z/x * log</text:span><text:span text:style-name="T1">2</text:span><text:span text:style-name="T3">z/x)</text:span></text:p>
      <text:p text:style-name="P1"><text:span text:style-name="T3"/></text:p>
      <text:p text:style-name="P1"><text:span text:style-name="T3">Calculate the gain in entropy after a split:</text:span></text:p>
      <text:p text:style-name="P2"><text:span text:style-name="T3">Entropy(x) = Percent(x</text:span><text:span text:style-name="T1">1</text:span><text:span text:style-name="T3">)*Entropy(y</text:span><text:span text:style-name="T1">1</text:span><text:span text:style-name="T3">,z</text:span><text:span text:style-name="T1">1</text:span><text:span text:style-name="T3">)</text:span><text:span text:style-name="T4">+</text:span><text:span text:style-name="T3">Percent(x</text:span><text:span text:style-name="T2">2</text:span><text:span text:style-name="T3">)*Entropy(y</text:span><text:span text:style-name="T1">2</text:span><text:span text:style-name="T3">,z</text:span><text:span text:style-name="T1">2</text:span><text:span text:style-name="T3">)</text:span><text:span text:style-name="T4">+</text:span><text:span text:style-name="T3">Percent(x</text:span><text:span text:style-name="T2">3</text:span><text:span text:style-name="T3">)*Entropy(y</text:span><text:span text:style-name="T1">3</text:span><text:span text:style-name="T3">,z</text:span><text:span text:style-name="T1">3</text:span><text:span text:style-name="T3">)</text:span></text:p>
      <text:p text:style-name="P2"><text:span text:style-name="T3"><text:tab/> <text:tab/></text:span><text:span text:style-name="T4">(x</text:span><text:span text:style-name="T2">1</text:span><text:span text:style-name="T4">/x)*</text:span><text:span text:style-name="T3">Entropy(y</text:span><text:span text:style-name="T1">1</text:span><text:span text:style-name="T3">,z</text:span><text:span text:style-name="T1">1</text:span><text:span text:style-name="T3">)</text:span><text:span text:style-name="T4">+</text:span><text:span text:style-name="T3">(x</text:span><text:span text:style-name="T2">2</text:span><text:span text:style-name="T4">/x</text:span><text:span text:style-name="T3">)*Entropy(y</text:span><text:span text:style-name="T1">2</text:span><text:span text:style-name="T3">,z</text:span><text:span text:style-name="T1">2</text:span><text:span text:style-name="T3">)</text:span><text:span text:style-name="T4">+</text:span><text:span text:style-name="T3">(x</text:span><text:span text:style-name="T2">3</text:span><text:span text:style-name="T4">/x</text:span><text:span text:style-name="T3">)*Entropy(y</text:span><text:span text:style-name="T1">3</text:span><text:span text:style-name="T3">,z</text:span><text:span text:style-name="T1">3</text:span><text:span text:style-name="T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12:49.186255852</meta:creation-date>
    <dc:date>2018-10-17T16:26:12.534929159</dc:date>
    <meta:editing-duration>PT2M43S</meta:editing-duration>
    <meta:editing-cycles>1</meta:editing-cycles>
    <meta:document-statistic meta:table-count="0" meta:image-count="0" meta:object-count="0" meta:page-count="1" meta:paragraph-count="8" meta:word-count="35" meta:character-count="369" meta:non-whitespace-character-count="338"/>
    <meta:generator>LibreOffice/6.0.6.2$Linux_X86_64 LibreOffice_project/00m0$Build-2</meta:generator>
  </office:meta>
</office:document-meta>
</file>